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LLM Model</text:p>
          </table:table-cell>
          <table:table-cell table:style-name="ce1" office:value-type="string" calcext:value-type="string">
            <text:p>faithfulness</text:p>
          </table:table-cell>
          <table:table-cell table:style-name="ce1" office:value-type="string" calcext:value-type="string">
            <text:p>relevancy</text:p>
          </table:table-cell>
          <table:table-cell table:style-name="ce1" office:value-type="string" calcext:value-type="string">
            <text:p>correctness</text:p>
          </table:table-cell>
          <table:table-cell table:style-name="ce1" office:value-type="string" calcext:value-type="string">
            <text:p>semantic</text:p>
          </table:table-cell>
        </table:table-row>
        <table:table-row table:style-name="ro1">
          <table:table-cell/>
          <table:table-cell office:value-type="string" calcext:value-type="string">
            <text:p>internlm2</text:p>
          </table:table-cell>
          <table:table-cell office:value-type="float" office:value="0.98" calcext:value-type="float">
            <text:p>0.98</text:p>
          </table:table-cell>
          <table:table-cell office:value-type="float" office:value="0.91" calcext:value-type="float">
            <text:p>0.91</text:p>
          </table:table-cell>
          <table:table-cell office:value-type="float" office:value="3.98192771084337" calcext:value-type="float">
            <text:p>3.98192771084337</text:p>
          </table:table-cell>
          <table:table-cell office:value-type="float" office:value="0.935239661700903" calcext:value-type="float">
            <text:p>0.935239661700903</text:p>
          </table:table-cell>
        </table:table-row>
        <table:table-row table:style-name="ro1">
          <table:table-cell/>
          <table:table-cell office:value-type="string" calcext:value-type="string">
            <text:p>internlm2_chat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3.98101265822785" calcext:value-type="float">
            <text:p>3.98101265822785</text:p>
          </table:table-cell>
          <table:table-cell office:value-type="float" office:value="0.935422351499785" calcext:value-type="float">
            <text:p>0.935422351499785</text:p>
          </table:table-cell>
        </table:table-row>
        <table:table-row table:style-name="ro1">
          <table:table-cell/>
          <table:table-cell table:style-name="ce2" office:value-type="string" calcext:value-type="string">
            <text:p>Llama3.1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4.04761904761905" calcext:value-type="float">
            <text:p>4.04761904761905</text:p>
          </table:table-cell>
          <table:table-cell table:style-name="ce2" office:value-type="float" office:value="0.947266641473863" calcext:value-type="float">
            <text:p>0.947266641473863</text:p>
          </table:table-cell>
        </table:table-row>
        <table:table-row table:style-name="ro1">
          <table:table-cell/>
          <table:table-cell table:style-name="ce5" office:value-type="string" calcext:value-type="string">
            <text:p>Llama3.1-SauerkrautLM-Instruct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2" calcext:value-type="float">
            <text:p>0.92</text:p>
          </table:table-cell>
          <table:table-cell table:style-name="ce5" office:value-type="float" office:value="4.05479452054795" calcext:value-type="float">
            <text:p>4.05479452054795</text:p>
          </table:table-cell>
          <table:table-cell table:style-name="ce5" office:value-type="float" office:value="0.950363786369238" calcext:value-type="float">
            <text:p>0.950363786369238</text:p>
          </table:table-cell>
        </table:table-row>
        <table:table-row table:style-name="ro1">
          <table:table-cell/>
          <table:table-cell office:value-type="string" calcext:value-type="string">
            <text:p>Phi3-3.8b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3.71666666666667" calcext:value-type="float">
            <text:p>3.71666666666667</text:p>
          </table:table-cell>
          <table:table-cell office:value-type="float" office:value="0.92112918859231" calcext:value-type="float">
            <text:p>0.92112918859231</text:p>
          </table:table-cell>
        </table:table-row>
        <table:table-row table:style-name="ro1">
          <table:table-cell/>
          <table:table-cell office:value-type="string" calcext:value-type="string">
            <text:p>Phi3.5-3.8b</text:p>
          </table:table-cell>
          <table:table-cell office:value-type="float" office:value="0.77" calcext:value-type="float">
            <text:p>0.77</text:p>
          </table:table-cell>
          <table:table-cell office:value-type="float" office:value="0.65" calcext:value-type="float">
            <text:p>0.65</text:p>
          </table:table-cell>
          <table:table-cell office:value-type="float" office:value="2.64673913043478" calcext:value-type="float">
            <text:p>2.64673913043478</text:p>
          </table:table-cell>
          <table:table-cell office:value-type="float" office:value="0.876728093319512" calcext:value-type="float">
            <text:p>0.876728093319512</text:p>
          </table:table-cell>
        </table:table-row>
        <table:table-row table:style-name="ro1">
          <table:table-cell/>
          <table:table-cell office:value-type="string" calcext:value-type="string">
            <text:p>Phi3-14b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4.10119047619048" calcext:value-type="float">
            <text:p>4.10119047619048</text:p>
          </table:table-cell>
          <table:table-cell office:value-type="float" office:value="0.943937094723287" calcext:value-type="float">
            <text:p>0.94393709472328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Embeddings Model</text:p>
          </table:table-cell>
          <table:table-cell table:style-name="ce1" office:value-type="string" calcext:value-type="string">
            <text:p>faithfulness</text:p>
          </table:table-cell>
          <table:table-cell table:style-name="ce1" office:value-type="string" calcext:value-type="string">
            <text:p>relevancy</text:p>
          </table:table-cell>
          <table:table-cell table:style-name="ce1" office:value-type="string" calcext:value-type="string">
            <text:p>correctness</text:p>
          </table:table-cell>
          <table:table-cell table:style-name="ce1" office:value-type="string" calcext:value-type="string">
            <text:p>semantic</text:p>
          </table:table-cell>
        </table:table-row>
        <table:table-row table:style-name="ro1">
          <table:table-cell/>
          <table:table-cell table:style-name="ce2" office:value-type="string" calcext:value-type="string">
            <text:p>Text-embedding-ada-002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4.05479452054795" calcext:value-type="float">
            <text:p>4.05479452054795</text:p>
          </table:table-cell>
          <table:table-cell table:style-name="ce2" office:value-type="float" office:value="0.950363786369238" calcext:value-type="float">
            <text:p>0.950363786369238</text:p>
          </table:table-cell>
        </table:table-row>
        <table:table-row table:style-name="ro1">
          <table:table-cell/>
          <table:table-cell office:value-type="string" calcext:value-type="string">
            <text:p>Multi-qa-mpnet-base-dot-v1</text:p>
          </table:table-cell>
          <table:table-cell office:value-type="float" office:value="0.91" calcext:value-type="float">
            <text:p>0.91</text:p>
          </table:table-cell>
          <table:table-cell office:value-type="float" office:value="0.82" calcext:value-type="float">
            <text:p>0.82</text:p>
          </table:table-cell>
          <table:table-cell office:value-type="float" office:value="3.98369565217391" calcext:value-type="float">
            <text:p>3.98369565217391</text:p>
          </table:table-cell>
          <table:table-cell office:value-type="float" office:value="0.945356925265396" calcext:value-type="float">
            <text:p>0.945356925265396</text:p>
          </table:table-cell>
        </table:table-row>
        <table:table-row table:style-name="ro1">
          <table:table-cell/>
          <table:table-cell office:value-type="string" calcext:value-type="string">
            <text:p>All-mpnet-base-v2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4.01851851851852" calcext:value-type="float">
            <text:p>4.01851851851852</text:p>
          </table:table-cell>
          <table:table-cell office:value-type="float" office:value="0.946360403451786" calcext:value-type="float">
            <text:p>0.946360403451786</text:p>
          </table:table-cell>
        </table:table-row>
        <table:table-row table:style-name="ro1">
          <table:table-cell/>
          <table:table-cell office:value-type="string" calcext:value-type="string">
            <text:p>stella_en_1.5B_v5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3.74390243902439" calcext:value-type="float">
            <text:p>3.74390243902439</text:p>
          </table:table-cell>
          <table:table-cell office:value-type="float" office:value="0.936032803180606" calcext:value-type="float">
            <text:p>0.936032803180606</text:p>
          </table:table-cell>
        </table:table-row>
        <table:table-row table:style-name="ro1">
          <table:table-cell/>
          <table:table-cell office:value-type="string" calcext:value-type="string">
            <text:p>gte-Qwen2-1.5B-instruct</text:p>
          </table:table-cell>
          <table:table-cell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3.96315789473684" calcext:value-type="float">
            <text:p>3.96315789473684</text:p>
          </table:table-cell>
          <table:table-cell office:value-type="float" office:value="0.939666983779409" calcext:value-type="float">
            <text:p>0.9396669837794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 style:data-style-name="N2" text:time-value="18:50:40.1623169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23:55:47.554148206</meta:creation-date>
    <dc:date>2024-09-17T18:51:50.353681619</dc:date>
    <meta:editing-duration>PT15H18M36S</meta:editing-duration>
    <meta:editing-cycles>9</meta:editing-cycles>
    <meta:generator>LibreOffice/7.5.7.1$MacOSX_AARCH64 LibreOffice_project/47eb0cf7efbacdee9b19ae25d6752381ede23126</meta:generator>
    <meta:document-statistic meta:table-count="1" meta:cell-count="70" meta:object-count="0"/>
    <meta:user-defined meta:name=""/>
  </office:meta>
</office:document-meta>
</file>